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a5716" officeooo:paragraph-rsid="000a5716"/>
    </style:style>
    <style:style style:name="P2" style:family="paragraph" style:parent-style-name="Standard">
      <style:text-properties officeooo:rsid="000a5716" officeooo:paragraph-rsid="000a5716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0c0eae" officeooo:paragraph-rsid="000c0eae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rsid="000c0eae" officeooo:paragraph-rsid="000e23b2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officeooo:rsid="000e313a" officeooo:paragraph-rsid="000e313a"/>
    </style:style>
    <style:style style:name="T1" style:family="text">
      <style:text-properties officeooo:rsid="000cede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m Based Login For Spring Security</text:p>
      <text:h text:style-name="P1" text:outline-level="2"><text:span text:style-name="Strong_20_Emphasis">In-Memory Authentication with Form Login</text:span></text:h>
      <text:list xml:id="list942898696" text:style-name="L1">
        <text:list-item>
          <text:p text:style-name="P4"><text:span text:style-name="Strong_20_Emphasis">Create </text:span><text:span text:style-name="Strong_20_Emphasis"><text:span text:style-name="Source_20_Text">SecurityConfig</text:span></text:span><text:span text:style-name="Strong_20_Emphasis"> Class</text:span>: Annotate with <text:span text:style-name="Source_20_Text">@Configuration</text:span> and <text:span text:style-name="Source_20_Text">@EnableWebSecurity</text:span> to configure Spring Security.</text:p>
        </text:list-item>
        <text:list-item>
          <text:p text:style-name="P4"><text:span text:style-name="Strong_20_Emphasis">Create </text:span><text:span text:style-name="Strong_20_Emphasis"><text:span text:style-name="Source_20_Text">PasswordEncoder</text:span></text:span><text:span text:style-name="Strong_20_Emphasis"> Bean</text:span>: Define a <text:span text:style-name="Source_20_Text">BCryptPasswordEncoder</text:span> or another encoder to securely handle passwords.</text:p>
        </text:list-item>
        <text:list-item>
          <text:p text:style-name="P4"><text:span text:style-name="Strong_20_Emphasis">Create </text:span><text:span text:style-name="Strong_20_Emphasis"><text:span text:style-name="Source_20_Text">UserDetailsService</text:span></text:span><text:span text:style-name="Strong_20_Emphasis"> Bean</text:span>: Implement a custom <text:span text:style-name="Source_20_Text">UserDetailsService</text:span> to load user details (e.g., from in-memory).</text:p>
        </text:list-item>
        <text:list-item>
          <text:p text:style-name="P4"><text:span text:style-name="Strong_20_Emphasis">Create </text:span><text:span text:style-name="Strong_20_Emphasis"><text:span text:style-name="Source_20_Text">SecurityFilterChain</text:span></text:span>: Configure form login, logout, and role-based access control using <text:span text:style-name="Source_20_Text">HttpSecurity</text:span>.</text:p>
        </text:list-item>
      </text:list>
      <text:p text:style-name="P5"/>
      <text:list text:style-name="L2">
        <text:list-item>
          <text:list>
            <text:list-item>
              <text:p text:style-name="P6">authorizeHttpRequests </text:p>
            </text:list-item>
            <text:list-item>
              <text:p text:style-name="P6">form login</text:p>
              <text:list>
                <text:list-item>
                  <text:p text:style-name="P6">custom logout success handler</text:p>
                </text:list-item>
                <text:list-item>
                  <text:p text:style-name="P6">custom <text:span text:style-name="T1">logout</text:span> failure handle<text:span text:style-name="T1">r</text:span></text:p>
                </text:list-item>
              </text:list>
            </text:list-item>
            <text:list-item>
              <text:p text:style-name="P7">logout</text:p>
            </text:list-item>
            <text:list-item>
              <text:p text:style-name="P6">exception handler → access denied handler</text:p>
            </text:list-item>
            <text:list-item>
              <text:p text:style-name="P8">remember me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text:continue-list="list942898696" text:style-name="L1">
        <text:list-item>
          <text:p text:style-name="P3"><text:span text:style-name="Strong_20_Emphasis">Create </text:span><text:span text:style-name="Strong_20_Emphasis"><text:span text:style-name="Source_20_Text">WebSecurityCustomizer</text:span></text:span><text:span text:style-name="Strong_20_Emphasis"> Bean</text:span>: Allow static resources (CSS, JS, images) to bypass Spring Security restriction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1:36:35.095000000</meta:creation-date>
    <dc:date>2025-02-07T14:01:52.641000000</dc:date>
    <meta:editing-duration>PT2H25M18S</meta:editing-duration>
    <meta:editing-cycles>5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5" meta:word-count="109" meta:character-count="796" meta:non-whitespace-character-count="713"/>
  </office:meta>
</office:document-meta>
</file>